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8.237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14548" style:rotation-align="none">
        <loext:background-complex-color loext:theme-type="accent3" loext:color-type="theme">
          <loext:transformation loext:type="lummod" loext:value="7500"/>
        </loext:background-complex-color>
      </style:table-cell-properties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cfbcbe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79a9d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6" style:family="table-cell" style:parent-style-name="Default">
      <style:table-cell-properties fo:background-color="#614548" style:rotation-align="none">
        <loext:background-complex-color loext:theme-type="accent3" loext:color-type="theme">
          <loext:transformation loext:type="lummod" loext:value="7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cfbcbe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79a9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Type EoM and Q opinion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" office:value-type="string" calcext:value-type="string">
            <text:p>Number of councils with qualified audit opinion</text:p>
          </table:table-cell>
          <table:table-cell table:style-name="ce6" office:value-type="float" office:value="23" calcext:value-type="float">
            <text:p>23</text:p>
          </table:table-cell>
          <table:table-cell table:style-name="Default" table:number-columns-repeated="16382"/>
        </table:table-row>
        <table:table-row table:style-name="ro1">
          <table:table-cell table:style-name="ce2" office:value-type="string" calcext:value-type="string">
            <text:p>Financial statements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16382"/>
        </table:table-row>
        <table:table-row table:style-name="ro1">
          <table:table-cell table:style-name="ce3" office:value-type="string" calcext:value-type="string" table:number-columns-spanned="2" table:number-rows-spanned="1">
            <text:p>Service performance </text:p>
          </table:table-cell>
          <table:covered-table-cell table:style-name="ce8"/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Building consent and resource consent processing times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Flood protec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Greenhouse gas emissions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High risk resource consents monitoring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Resource consents processing time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Roads &amp; footpaths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Smooth travel exposure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Water services - counting the number of complaint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Water services - response time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ervice performance: Water services - bacterial and protozoal complianc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umber of councils with EoM</text:p>
          </table:table-cell>
          <table:table-cell table:style-name="ce4" office:value-type="float" office:value="60" calcext:value-type="float">
            <text:p>60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Uncertainties over the fair value of the shares in CentrePort Limited (CentrePort)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Inherent uncertainties in the measurement of greenhouse gas emissions</text:p>
          </table:table-cell>
          <table:table-cell table:style-name="ce5" office:value-type="float" office:value="12" calcext:value-type="float">
            <text:p>12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Uncertainties relating to the Lot 6 provision estimation (Group only)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Material uncertainty related to going concer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Uncertainty over the fair value of three waters assets 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Future of water delivery </text:p>
          </table:table-cell>
          <table:table-cell table:style-name="ce5" office:value-type="float" office:value="55" calcext:value-type="float">
            <text:p>55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Other matter paragraph: Inherent uncertainties in the measurement of greenhouse gas emissions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Key audit matters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6382"/>
        </table:table-row>
        <table:table-row table:style-name="ro1" table:number-rows-repeated="1048553">
          <table:table-cell table:number-columns-repeated="2"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5:14:55.776957163</meta:creation-date>
    <dc:date>2026-04-01T15:15:28.565818624</dc:date>
    <meta:editing-duration>PT32S</meta:editing-duration>
    <meta:editing-cycles>1</meta:editing-cycles>
    <meta:document-statistic meta:table-count="1" meta:cell-count="43" meta:object-count="0"/>
    <meta:generator>LibreOffice/25.8.6.2$Linux_X86_64 LibreOffice_project/42fe0d493056d5fba8c6c8e1f4702473ca1e5302</meta:generator>
  </office:meta>
</office:document-meta>
</file>